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a53" officeooo:paragraph-rsid="001a9a53"/>
    </style:style>
    <style:style style:name="P2" style:family="paragraph" style:parent-style-name="Standard">
      <style:text-properties officeooo:rsid="001b6f6e" officeooo:paragraph-rsid="001b6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<text:line-break/>class BankAccount:</text:p>
      <text:p text:style-name="P1"><text:tab/>def __init__(self[, init_balance_=0 – дефолтное значение]):</text:p>
      <text:p text:style-name="P1"><text:tab/><text:tab/>self.balance <text:s/>= 0[_init_balance_]</text:p>
      <text:p text:style-name="P1"><text:tab/>def withdraw(self, amount):</text:p>
      <text:p text:style-name="P1"><text:tab/><text:tab/>self.balance -= amount</text:p>
      <text:p text:style-name="P1"><text:tab/><text:tab/>return self.balance</text:p>
      <text:p text:style-name="P1"><text:tab/>def deposit(self, amount):</text:p>
      <text:p text:style-name="P1"><text:tab/><text:tab/>self.balance += amount</text:p>
      <text:p text:style-name="P1"><text:tab/><text:tab/>return self.balance</text:p>
      <text:p text:style-name="P1"/>
      <text:p text:style-name="P1">__init__ - конструктор</text:p>
      <text:p text:style-name="P1">self – сам про себя говорит</text:p>
      <text:p text:style-name="P1"/>
      <text:p text:style-name="P1">НАСЛЕДОВАНИЕ КЛАССА</text:p>
      <text:p text:style-name="P1">MinimumBalanceAccount(BankAccount):</text:p>
      <text:p text:style-name="P1"><text:tab/>def __init__(self, min_bal):</text:p>
      <text:p text:style-name="P1"><text:tab/><text:tab/>BankAccount.__init__(self) <text:s/>(конструктор базового касса)</text:p>
      <text:p text:style-name="P1"><text:tab/><text:tab/>self.minb_bal = min_bal</text:p>
      <text:p text:style-name="P1"><text:tab/>def withdraw(self, amonut):</text:p>
      <text:p text:style-name="P1"><text:tab/><text:tab/>if self.balance (наследовал от базового) – amount &lt; self.min_bal:</text:p>
      <text:p text:style-name="P1"><text:tab/><text:tab/><text:tab/>print('NOPE')</text:p>
      <text:p text:style-name="P1"><text:tab/><text:tab/>else:</text:p>
      <text:p text:style-name="P1"><text:tab/><text:tab/><text:tab/>BankAccount.withdraw(self, amount)</text:p>
      <text:p text:style-name="P1"/>
      <text:p text:style-name="P1">type(x) – возвращает тип переменной x</text:p>
      <text:p text:style-name="P2">type(type) = type <text:s text:c="4"/>WT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3:08:11.646694578</meta:creation-date>
    <dc:date>2015-09-29T14:15:48.711312376</dc:date>
    <meta:editing-duration>PT56M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23" meta:word-count="72" meta:character-count="696" meta:non-whitespace-character-count="608"/>
  </office:meta>
</office:document-meta>
</file>